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00_1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1518" calcext:value-type="float">
            <text:p>3,11518</text:p>
          </table:table-cell>
          <table:table-cell office:value-type="float" office:value="1.94884" calcext:value-type="float">
            <text:p>1,94884</text:p>
          </table:table-cell>
          <table:table-cell office:value-type="float" office:value="3.08328" calcext:value-type="float">
            <text:p>3,08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9336" calcext:value-type="float">
            <text:p>0,389336</text:p>
          </table:table-cell>
          <table:table-cell office:value-type="float" office:value="1.94306" calcext:value-type="float">
            <text:p>1,94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8228" calcext:value-type="float">
            <text:p>0,388228</text:p>
          </table:table-cell>
          <table:table-cell office:value-type="float" office:value="1.94482" calcext:value-type="float">
            <text:p>1,94482</text:p>
          </table:table-cell>
          <table:table-cell office:value-type="float" office:value="0.388921" calcext:value-type="float">
            <text:p>0,388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7148" calcext:value-type="float">
            <text:p>0,777148</text:p>
          </table:table-cell>
          <table:table-cell office:value-type="float" office:value="1.55517" calcext:value-type="float">
            <text:p>1,55517</text:p>
          </table:table-cell>
          <table:table-cell office:value-type="float" office:value="0.778104" calcext:value-type="float">
            <text:p>0,778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88747" calcext:value-type="float">
            <text:p>0,388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9858" calcext:value-type="float">
            <text:p>0,389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9615" calcext:value-type="float">
            <text:p>0,389615</text:p>
          </table:table-cell>
          <table:table-cell office:value-type="float" office:value="1.16626" calcext:value-type="float">
            <text:p>1,16626</text:p>
          </table:table-cell>
          <table:table-cell office:value-type="float" office:value="0.389476" calcext:value-type="float">
            <text:p>0,389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589" calcext:value-type="float">
            <text:p>0,388589</text:p>
          </table:table-cell>
          <table:table-cell office:value-type="float" office:value="1.5556" calcext:value-type="float">
            <text:p>1,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5804" calcext:value-type="float">
            <text:p>1,55804</text:p>
          </table:table-cell>
          <table:table-cell office:value-type="float" office:value="1.16656" calcext:value-type="float">
            <text:p>1,16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77646" calcext:value-type="float">
            <text:p>0,777646</text:p>
          </table:table-cell>
          <table:table-cell office:value-type="float" office:value="1.9447" calcext:value-type="float">
            <text:p>1,9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8878" calcext:value-type="float">
            <text:p>0,38878</text:p>
          </table:table-cell>
          <table:table-cell office:value-type="float" office:value="1.55507" calcext:value-type="float">
            <text:p>1,55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709" calcext:value-type="float">
            <text:p>0,77709</text:p>
          </table:table-cell>
          <table:table-cell office:value-type="float" office:value="1.16671" calcext:value-type="float">
            <text:p>1,16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55412" calcext:value-type="float">
            <text:p>1,55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6576" calcext:value-type="float">
            <text:p>1,16576</text:p>
          </table:table-cell>
          <table:table-cell office:value-type="float" office:value="1.94381" calcext:value-type="float">
            <text:p>1,94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6911" calcext:value-type="float">
            <text:p>0,776911</text:p>
          </table:table-cell>
          <table:table-cell office:value-type="float" office:value="1.55564" calcext:value-type="float">
            <text:p>1,55564</text:p>
          </table:table-cell>
          <table:table-cell office:value-type="float" office:value="0.389305" calcext:value-type="float">
            <text:p>0,3893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5526" calcext:value-type="float">
            <text:p>1,5526</text:p>
          </table:table-cell>
          <table:table-cell office:value-type="float" office:value="0.389228" calcext:value-type="float">
            <text:p>0,3892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88665" calcext:value-type="float">
            <text:p>0,388665</text:p>
          </table:table-cell>
          <table:table-cell office:value-type="float" office:value="1.55471" calcext:value-type="float">
            <text:p>1,5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869" calcext:value-type="float">
            <text:p>0,38869</text:p>
          </table:table-cell>
          <table:table-cell office:value-type="float" office:value="1.16712" calcext:value-type="float">
            <text:p>1,16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89126" calcext:value-type="float">
            <text:p>0,389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8759" calcext:value-type="float">
            <text:p>0,778759</text:p>
          </table:table-cell>
          <table:table-cell office:value-type="float" office:value="0.388611" calcext:value-type="float">
            <text:p>0,388611</text:p>
          </table:table-cell>
          <table:table-cell office:value-type="float" office:value="0.388687" calcext:value-type="float">
            <text:p>0,3886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8847" calcext:value-type="float">
            <text:p>0,38847</text:p>
          </table:table-cell>
          <table:table-cell office:value-type="float" office:value="1.55581" calcext:value-type="float">
            <text:p>1,55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88535" calcext:value-type="float">
            <text:p>0,388535</text:p>
          </table:table-cell>
          <table:table-cell office:value-type="float" office:value="1.94334" calcext:value-type="float">
            <text:p>1,94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88665" calcext:value-type="float">
            <text:p>0,388665</text:p>
          </table:table-cell>
          <table:table-cell office:value-type="float" office:value="1.16604" calcext:value-type="float">
            <text:p>1,16604</text:p>
          </table:table-cell>
          <table:table-cell office:value-type="float" office:value="0.389342" calcext:value-type="float">
            <text:p>0,3893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88793" calcext:value-type="float">
            <text:p>0,388793</text:p>
          </table:table-cell>
          <table:table-cell office:value-type="float" office:value="0.388973" calcext:value-type="float">
            <text:p>0,38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76866" calcext:value-type="float">
            <text:p>0,776866</text:p>
          </table:table-cell>
          <table:table-cell office:value-type="float" office:value="0.778988" calcext:value-type="float">
            <text:p>0,778988</text:p>
          </table:table-cell>
          <table:table-cell office:value-type="float" office:value="0.389357" calcext:value-type="float">
            <text:p>0,3893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6516" calcext:value-type="float">
            <text:p>1,16516</text:p>
          </table:table-cell>
          <table:table-cell office:value-type="float" office:value="1.16608" calcext:value-type="float">
            <text:p>1,16608</text:p>
          </table:table-cell>
          <table:table-cell office:value-type="float" office:value="0.389216" calcext:value-type="float">
            <text:p>0,3892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76817" calcext:value-type="float">
            <text:p>0,776817</text:p>
          </table:table-cell>
          <table:table-cell office:value-type="float" office:value="0.77924" calcext:value-type="float">
            <text:p>0,77924</text:p>
          </table:table-cell>
          <table:table-cell office:value-type="float" office:value="0.389627" calcext:value-type="float">
            <text:p>0,3896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8743" calcext:value-type="float">
            <text:p>0,388743</text:p>
          </table:table-cell>
          <table:table-cell office:value-type="float" office:value="1.55523" calcext:value-type="float">
            <text:p>1,55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16569" calcext:value-type="float">
            <text:p>1,16569</text:p>
          </table:table-cell>
          <table:table-cell office:value-type="float" office:value="0.388738" calcext:value-type="float">
            <text:p>0,388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88789" calcext:value-type="float">
            <text:p>0,388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88623" calcext:value-type="float">
            <text:p>0,388623</text:p>
          </table:table-cell>
          <table:table-cell office:value-type="float" office:value="1.16855" calcext:value-type="float">
            <text:p>1,16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6571" calcext:value-type="float">
            <text:p>1,16571</text:p>
          </table:table-cell>
          <table:table-cell office:value-type="float" office:value="1.16708" calcext:value-type="float">
            <text:p>1,16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8882" calcext:value-type="float">
            <text:p>0,38882</text:p>
          </table:table-cell>
          <table:table-cell office:value-type="float" office:value="0.777429" calcext:value-type="float">
            <text:p>0,777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388807" calcext:value-type="float">
            <text:p>0,388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8883" calcext:value-type="float">
            <text:p>0,38883</text:p>
          </table:table-cell>
          <table:table-cell office:value-type="float" office:value="1.16368" calcext:value-type="float">
            <text:p>1,16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88766" calcext:value-type="float">
            <text:p>0,388766</text:p>
          </table:table-cell>
          <table:table-cell office:value-type="float" office:value="1.55547" calcext:value-type="float">
            <text:p>1,55547</text:p>
          </table:table-cell>
          <table:table-cell office:value-type="float" office:value="0.389186" calcext:value-type="float">
            <text:p>0,3891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768597" calcext:value-type="float">
            <text:p>0,768597</text:p>
          </table:table-cell>
          <table:table-cell office:value-type="float" office:value="0.389191" calcext:value-type="float">
            <text:p>0,3891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88984" calcext:value-type="float">
            <text:p>0,388984</text:p>
          </table:table-cell>
          <table:table-cell office:value-type="float" office:value="0.658632" calcext:value-type="float">
            <text:p>0,658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6637" calcext:value-type="float">
            <text:p>1,16637</text:p>
          </table:table-cell>
          <table:table-cell office:value-type="float" office:value="1.16665" calcext:value-type="float">
            <text:p>1,16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16558" calcext:value-type="float">
            <text:p>1,16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77992" calcext:value-type="float">
            <text:p>0,777992</text:p>
          </table:table-cell>
          <table:table-cell office:value-type="float" office:value="0.777569" calcext:value-type="float">
            <text:p>0,777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776335" calcext:value-type="float">
            <text:p>0,776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77732" calcext:value-type="float">
            <text:p>0,777732</text:p>
          </table:table-cell>
          <table:table-cell office:value-type="float" office:value="1.16727" calcext:value-type="float">
            <text:p>1,16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5592" calcext:value-type="float">
            <text:p>1,5592</text:p>
          </table:table-cell>
          <table:table-cell office:value-type="float" office:value="0.38943" calcext:value-type="float">
            <text:p>0,38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90092" calcext:value-type="float">
            <text:p>0,390092</text:p>
          </table:table-cell>
          <table:table-cell office:value-type="float" office:value="1.94428" calcext:value-type="float">
            <text:p>1,94428</text:p>
          </table:table-cell>
          <table:table-cell office:value-type="float" office:value="0.389237" calcext:value-type="float">
            <text:p>0,3892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9239" calcext:value-type="float">
            <text:p>0,38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80164" calcext:value-type="float">
            <text:p>0,780164</text:p>
          </table:table-cell>
          <table:table-cell office:value-type="float" office:value="0.388923" calcext:value-type="float">
            <text:p>0,388923</text:p>
          </table:table-cell>
          <table:table-cell office:value-type="float" office:value="0.389404" calcext:value-type="float">
            <text:p>0,3894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5543" calcext:value-type="float">
            <text:p>1,5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55583" calcext:value-type="float">
            <text:p>1,55583</text:p>
          </table:table-cell>
          <table:table-cell office:value-type="float" office:value="0.389325" calcext:value-type="float">
            <text:p>0,389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1662" calcext:value-type="float">
            <text:p>1,1662</text:p>
          </table:table-cell>
          <table:table-cell office:value-type="float" office:value="0.389276" calcext:value-type="float">
            <text:p>0,3892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388912" calcext:value-type="float">
            <text:p>0,388912</text:p>
          </table:table-cell>
          <table:table-cell office:value-type="float" office:value="0.389248" calcext:value-type="float">
            <text:p>0,3892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55284" calcext:value-type="float">
            <text:p>1,55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777648" calcext:value-type="float">
            <text:p>0,77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80263" calcext:value-type="float">
            <text:p>0,780263</text:p>
          </table:table-cell>
          <table:table-cell office:value-type="float" office:value="1.17052" calcext:value-type="float">
            <text:p>1,17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16579" calcext:value-type="float">
            <text:p>1,16579</text:p>
          </table:table-cell>
          <table:table-cell office:value-type="float" office:value="1.1664" calcext:value-type="float">
            <text:p>1,1664</text:p>
          </table:table-cell>
          <table:table-cell office:value-type="float" office:value="0.389229" calcext:value-type="float">
            <text:p>0,3892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388933" calcext:value-type="float">
            <text:p>0,388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88886" calcext:value-type="float">
            <text:p>0,388886</text:p>
          </table:table-cell>
          <table:table-cell office:value-type="float" office:value="1.94403" calcext:value-type="float">
            <text:p>1,94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77506" calcext:value-type="float">
            <text:p>0,777506</text:p>
          </table:table-cell>
          <table:table-cell office:value-type="float" office:value="1.94317" calcext:value-type="float">
            <text:p>1,94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76356" calcext:value-type="float">
            <text:p>0,776356</text:p>
          </table:table-cell>
          <table:table-cell office:value-type="float" office:value="1.94249" calcext:value-type="float">
            <text:p>1,94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916" calcext:value-type="float">
            <text:p>0,38916</text:p>
          </table:table-cell>
          <table:table-cell office:value-type="float" office:value="1.5549" calcext:value-type="float">
            <text:p>1,5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55506" calcext:value-type="float">
            <text:p>1,55506</text:p>
          </table:table-cell>
          <table:table-cell office:value-type="float" office:value="1.93955" calcext:value-type="float">
            <text:p>1,93955</text:p>
          </table:table-cell>
          <table:table-cell office:value-type="float" office:value="0.387908" calcext:value-type="float">
            <text:p>0,3879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77279" calcext:value-type="float">
            <text:p>0,777279</text:p>
          </table:table-cell>
          <table:table-cell office:value-type="float" office:value="1.94311" calcext:value-type="float">
            <text:p>1,94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77202" calcext:value-type="float">
            <text:p>0,777202</text:p>
          </table:table-cell>
          <table:table-cell office:value-type="float" office:value="1.94412" calcext:value-type="float">
            <text:p>1,94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88679" calcext:value-type="float">
            <text:p>0,388679</text:p>
          </table:table-cell>
          <table:table-cell office:value-type="float" office:value="1.55531" calcext:value-type="float">
            <text:p>1,55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751" calcext:value-type="float">
            <text:p>0,388751</text:p>
          </table:table-cell>
          <table:table-cell office:value-type="float" office:value="0.388685" calcext:value-type="float">
            <text:p>0,388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88628" calcext:value-type="float">
            <text:p>0,388628</text:p>
          </table:table-cell>
          <table:table-cell office:value-type="float" office:value="0.388783" calcext:value-type="float">
            <text:p>0,388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90122" calcext:value-type="float">
            <text:p>0,390122</text:p>
          </table:table-cell>
          <table:table-cell office:value-type="float" office:value="0.777813" calcext:value-type="float">
            <text:p>0,777813</text:p>
          </table:table-cell>
          <table:table-cell office:value-type="float" office:value="0.389334" calcext:value-type="float">
            <text:p>0,3893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77401" calcext:value-type="float">
            <text:p>0,777401</text:p>
          </table:table-cell>
          <table:table-cell office:value-type="float" office:value="1.9435" calcext:value-type="float">
            <text:p>1,9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8644" calcext:value-type="float">
            <text:p>0,388644</text:p>
          </table:table-cell>
          <table:table-cell office:value-type="float" office:value="1.55487" calcext:value-type="float">
            <text:p>1,55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164" calcext:value-type="float">
            <text:p>0,388164</text:p>
          </table:table-cell>
          <table:table-cell office:value-type="float" office:value="1.94383" calcext:value-type="float">
            <text:p>1,94383</text:p>
          </table:table-cell>
          <table:table-cell office:value-type="float" office:value="0.389394" calcext:value-type="float">
            <text:p>0,3893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388791" calcext:value-type="float">
            <text:p>0,38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8912" calcext:value-type="float">
            <text:p>0,388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8807" calcext:value-type="float">
            <text:p>0,388807</text:p>
          </table:table-cell>
          <table:table-cell office:value-type="float" office:value="0.778026" calcext:value-type="float">
            <text:p>0,778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6639" calcext:value-type="float">
            <text:p>1,16639</text:p>
          </table:table-cell>
          <table:table-cell office:value-type="float" office:value="1.16641" calcext:value-type="float">
            <text:p>1,16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6522" calcext:value-type="float">
            <text:p>1,16522</text:p>
          </table:table-cell>
          <table:table-cell office:value-type="float" office:value="1.16625" calcext:value-type="float">
            <text:p>1,16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389076" calcext:value-type="float">
            <text:p>0,389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78046" calcext:value-type="float">
            <text:p>0,778046</text:p>
          </table:table-cell>
          <table:table-cell office:value-type="float" office:value="1.16589" calcext:value-type="float">
            <text:p>1,16589</text:p>
          </table:table-cell>
          <table:table-cell office:value-type="float" office:value="0.389417" calcext:value-type="float">
            <text:p>0,3894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6577" calcext:value-type="float">
            <text:p>1,16577</text:p>
          </table:table-cell>
          <table:table-cell office:value-type="float" office:value="1.94438" calcext:value-type="float">
            <text:p>1,94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7746" calcext:value-type="float">
            <text:p>0,77746</text:p>
          </table:table-cell>
          <table:table-cell office:value-type="float" office:value="0.388779" calcext:value-type="float">
            <text:p>0,388779</text:p>
          </table:table-cell>
          <table:table-cell office:value-type="float" office:value="0.389265" calcext:value-type="float">
            <text:p>0,3892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8365" calcext:value-type="float">
            <text:p>0,388365</text:p>
          </table:table-cell>
          <table:table-cell office:value-type="float" office:value="0.388301" calcext:value-type="float">
            <text:p>0,388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8662" calcext:value-type="float">
            <text:p>0,388662</text:p>
          </table:table-cell>
          <table:table-cell office:value-type="float" office:value="0.389009" calcext:value-type="float">
            <text:p>0,389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8635" calcext:value-type="float">
            <text:p>0,388635</text:p>
          </table:table-cell>
          <table:table-cell office:value-type="float" office:value="0.77776" calcext:value-type="float">
            <text:p>0,7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1647" calcext:value-type="float">
            <text:p>1,1647</text:p>
          </table:table-cell>
          <table:table-cell office:value-type="float" office:value="0.777758" calcext:value-type="float">
            <text:p>0,77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7753" calcext:value-type="float">
            <text:p>0,77753</text:p>
          </table:table-cell>
          <table:table-cell office:value-type="float" office:value="1.94373" calcext:value-type="float">
            <text:p>1,94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78749" calcext:value-type="float">
            <text:p>0,778749</text:p>
          </table:table-cell>
          <table:table-cell office:value-type="float" office:value="1.94429" calcext:value-type="float">
            <text:p>1,94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16653" calcext:value-type="float">
            <text:p>1,16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8202" calcext:value-type="float">
            <text:p>0,388202</text:p>
          </table:table-cell>
          <table:table-cell office:value-type="float" office:value="1.16594" calcext:value-type="float">
            <text:p>1,16594</text:p>
          </table:table-cell>
          <table:table-cell office:value-type="float" office:value="0.389272" calcext:value-type="float">
            <text:p>0,3892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4473" calcext:value-type="float">
            <text:p>1,94473</text:p>
          </table:table-cell>
          <table:table-cell office:value-type="float" office:value="0.388604" calcext:value-type="float">
            <text:p>0,388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75509" calcext:value-type="float">
            <text:p>0,775509</text:p>
          </table:table-cell>
          <table:table-cell office:value-type="float" office:value="0.777373" calcext:value-type="float">
            <text:p>0,77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9094" calcext:value-type="float">
            <text:p>0,389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8806" calcext:value-type="float">
            <text:p>0,388806</text:p>
          </table:table-cell>
          <table:table-cell office:value-type="float" office:value="0.388984" calcext:value-type="float">
            <text:p>0,388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777263" calcext:value-type="float">
            <text:p>0,777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8583" calcext:value-type="float">
            <text:p>0,388583</text:p>
          </table:table-cell>
          <table:table-cell office:value-type="float" office:value="1.55493" calcext:value-type="float">
            <text:p>1,55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16634" calcext:value-type="float">
            <text:p>1,16634</text:p>
          </table:table-cell>
          <table:table-cell office:value-type="float" office:value="0.388664" calcext:value-type="float">
            <text:p>0,388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8606" calcext:value-type="float">
            <text:p>0,388606</text:p>
          </table:table-cell>
          <table:table-cell office:value-type="float" office:value="0.38817" calcext:value-type="float">
            <text:p>0,38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77707" calcext:value-type="float">
            <text:p>0,777707</text:p>
          </table:table-cell>
          <table:table-cell office:value-type="float" office:value="1.16676" calcext:value-type="float">
            <text:p>1,16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875" calcext:value-type="float">
            <text:p>0,38875</text:p>
          </table:table-cell>
          <table:table-cell office:value-type="float" office:value="0.778363" calcext:value-type="float">
            <text:p>0,778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8475" calcext:value-type="float">
            <text:p>0,388475</text:p>
          </table:table-cell>
          <table:table-cell office:value-type="float" office:value="1.16892" calcext:value-type="float">
            <text:p>1,16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55479" calcext:value-type="float">
            <text:p>1,55479</text:p>
          </table:table-cell>
          <table:table-cell office:value-type="float" office:value="0.38888" calcext:value-type="float">
            <text:p>0,38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76293" calcext:value-type="float">
            <text:p>0,776293</text:p>
          </table:table-cell>
          <table:table-cell office:value-type="float" office:value="1.16573" calcext:value-type="float">
            <text:p>1,16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8736" calcext:value-type="float">
            <text:p>0,388736</text:p>
          </table:table-cell>
          <table:table-cell office:value-type="float" office:value="1.94378" calcext:value-type="float">
            <text:p>1,94378</text:p>
          </table:table-cell>
          <table:table-cell office:value-type="float" office:value="0.389317" calcext:value-type="float">
            <text:p>0,3893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8558" calcext:value-type="float">
            <text:p>0,388558</text:p>
          </table:table-cell>
          <table:table-cell office:value-type="float" office:value="1.55479" calcext:value-type="float">
            <text:p>1,55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.55595" calcext:value-type="float">
            <text:p>1,55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78112" calcext:value-type="float">
            <text:p>0,778112</text:p>
          </table:table-cell>
          <table:table-cell office:value-type="float" office:value="0.388485" calcext:value-type="float">
            <text:p>0,38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85" calcext:value-type="float">
            <text:p>0,3885</text:p>
          </table:table-cell>
          <table:table-cell office:value-type="float" office:value="1.16661" calcext:value-type="float">
            <text:p>1,16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8512" calcext:value-type="float">
            <text:p>0,388512</text:p>
          </table:table-cell>
          <table:table-cell office:value-type="float" office:value="0.388634" calcext:value-type="float">
            <text:p>0,388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8675" calcext:value-type="float">
            <text:p>0,388675</text:p>
          </table:table-cell>
          <table:table-cell office:value-type="float" office:value="0.388674" calcext:value-type="float">
            <text:p>0,388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16473" calcext:value-type="float">
            <text:p>1,16473</text:p>
          </table:table-cell>
          <table:table-cell office:value-type="float" office:value="1.55463" calcext:value-type="float">
            <text:p>1,55463</text:p>
          </table:table-cell>
          <table:table-cell office:value-type="float" office:value="0.389671" calcext:value-type="float">
            <text:p>0,3896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88658" calcext:value-type="float">
            <text:p>0,388658</text:p>
          </table:table-cell>
          <table:table-cell office:value-type="float" office:value="1.16545" calcext:value-type="float">
            <text:p>1,16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389395" calcext:value-type="float">
            <text:p>0,3893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94317" calcext:value-type="float">
            <text:p>1,94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9014" calcext:value-type="float">
            <text:p>0,389014</text:p>
          </table:table-cell>
          <table:table-cell office:value-type="float" office:value="1.94238" calcext:value-type="float">
            <text:p>1,94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.16665" calcext:value-type="float">
            <text:p>1,16665</text:p>
          </table:table-cell>
          <table:table-cell office:value-type="float" office:value="0.389377" calcext:value-type="float">
            <text:p>0,3893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8886" calcext:value-type="float">
            <text:p>0,388886</text:p>
          </table:table-cell>
          <table:table-cell office:value-type="float" office:value="0.777407" calcext:value-type="float">
            <text:p>0,777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76999" calcext:value-type="float">
            <text:p>0,776999</text:p>
          </table:table-cell>
          <table:table-cell office:value-type="float" office:value="0.388688" calcext:value-type="float">
            <text:p>0,38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78" calcext:value-type="float">
            <text:p>0,778</text:p>
          </table:table-cell>
          <table:table-cell office:value-type="float" office:value="0.777943" calcext:value-type="float">
            <text:p>0,777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79495" calcext:value-type="float">
            <text:p>0,779495</text:p>
          </table:table-cell>
          <table:table-cell office:value-type="float" office:value="1.16548" calcext:value-type="float">
            <text:p>1,1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531367016666667" calcext:value-type="float">
            <text:p>0,531367016666667</text:p>
          </table:table-cell>
          <table:table-cell table:formula="of:=SUM([.C2:.C121])/120" office:value-type="float" office:value="1.071363075" calcext:value-type="float">
            <text:p>1,071363075</text:p>
          </table:table-cell>
          <table:table-cell table:formula="of:=SUM([.D2:.D121])/120" office:value-type="float" office:value="0.123003491666667" calcext:value-type="float">
            <text:p>0,12300349166666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1.94473" calcext:value-type="float">
            <text:p>1,94473</text:p>
          </table:table-cell>
          <table:table-cell table:formula="of:=MAX([.C2:.C121])" office:value-type="float" office:value="1.94884" calcext:value-type="float">
            <text:p>1,94884</text:p>
          </table:table-cell>
          <table:table-cell table:formula="of:=MAX([.D2:.D121])" office:value-type="float" office:value="3.08328" calcext:value-type="float">
            <text:p>3,083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3:33.7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9:03:50.759000000</dc:date>
    <meta:editing-duration>PT4M59S</meta:editing-duration>
    <meta:editing-cycles>6</meta:editing-cycles>
    <meta:generator>LibreOffice/5.4.4.2$Windows_X86_64 LibreOffice_project/2524958677847fb3bb44820e40380acbe820f960</meta:generator>
    <meta:document-statistic meta:table-count="1" meta:cell-count="495" meta:object-count="0"/>
  </office:meta>
</office:document-meta>
</file>